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fo:min-height="0.7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color="#800080" loext:opacity="100%" style:font-name="Inconsolata" fo:font-size="25pt"/>
    </style:style>
    <style:style style:name="P2" style:family="paragraph">
      <loext:graphic-properties draw:fill="none" draw:fill-color="#ffffff"/>
      <style:paragraph-properties fo:text-align="center"/>
      <style:text-properties fo:color="#800080" loext:opacity="100%" style:font-name="Inconsolata" fo:font-size="25pt"/>
    </style:style>
    <style:style style:name="P3" style:family="paragraph">
      <style:paragraph-properties fo:text-align="center"/>
      <style:text-properties fo:color="#ff8000" loext:opacity="100%" style:font-name="Inconsolata" fo:font-size="25pt"/>
    </style:style>
    <style:style style:name="P4" style:family="paragraph">
      <loext:graphic-properties draw:fill="none"/>
      <style:paragraph-properties fo:text-align="center"/>
      <style:text-properties fo:color="#ff8000" loext:opacity="100%" style:font-name="Inconsolata" fo:font-size="25pt"/>
    </style:style>
    <style:style style:name="P5" style:family="paragraph">
      <style:paragraph-properties fo:text-align="center"/>
      <style:text-properties style:font-name="Inconsolata" fo:font-size="15pt" style:font-size-asian="15pt" style:font-size-complex="15pt"/>
    </style:style>
    <style:style style:name="P6" style:family="paragraph">
      <loext:graphic-properties draw:fill="none" draw:fill-color="#ffffff"/>
      <style:paragraph-properties fo:text-align="center"/>
      <style:text-properties style:font-name="Inconsolata" fo:font-size="15pt" style:font-size-asian="15pt" style:font-size-complex="15pt"/>
    </style:style>
    <style:style style:name="P7" style:family="paragraph">
      <style:paragraph-properties fo:text-align="center"/>
      <style:text-properties fo:color="#000000" loext:opacity="100%" style:font-name="Inconsolata" fo:font-size="25pt"/>
    </style:style>
    <style:style style:name="P8" style:family="paragraph">
      <loext:graphic-properties draw:fill="none"/>
      <style:paragraph-properties fo:text-align="center"/>
      <style:text-properties fo:color="#000000" loext:opacity="100%" style:font-name="Inconsolata" fo:font-size="25pt"/>
    </style:style>
    <style:style style:name="P9" style:family="paragraph">
      <loext:graphic-properties draw:fill-color="#ffffff"/>
    </style:style>
    <style:style style:name="T1" style:family="text">
      <style:text-properties fo:color="#800080" loext:opacity="100%"/>
    </style:style>
    <style:style style:name="T2" style:family="text">
      <style:text-properties fo:color="#ff8000" loext:opacity="100%"/>
    </style:style>
    <style:style style:name="T3" style:family="text">
      <style:text-properties style:font-name="Inconsolata" fo:font-size="15pt" style:font-size-asian="15pt" style:font-size-complex="15pt"/>
    </style:style>
    <style:style style:name="T4" style:family="text">
      <style:text-properties fo:color="#000000" loext:opacity="100%" style:text-position="0% 100%" style:font-name="Inconsolata" fo:font-size="24pt" style:font-size-asian="18pt" style:font-size-complex="18pt"/>
    </style:style>
    <style:style style:name="T5" style:family="text">
      <style:text-properties fo:color="#000000" loext:opacity="100%" style:font-name="Inconsolat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.5cm" svg:height="1.178cm" svg:x="2.5cm" svg:y="1.392cm">
          <draw:text-box>
            <text:p text:style-name="P1"><text:span text:style-name="T1">ABCDEFGH</text:span></text:p>
          </draw:text-box>
        </draw:frame>
        <draw:frame draw:style-name="gr2" draw:text-style-name="P4" draw:layer="layout" svg:width="4.677cm" svg:height="1.178cm" svg:x="14.223cm" svg:y="1.822cm">
          <draw:text-box>
            <text:p text:style-name="P3"><text:span text:style-name="T2">IJKLMNOP</text:span></text:p>
          </draw:text-box>
        </draw:frame>
        <draw:frame draw:style-name="gr1" draw:text-style-name="P2" draw:layer="layout" svg:width="5.5cm" svg:height="1.178cm" svg:x="10cm" svg:y="11.822cm">
          <draw:text-box>
            <text:p text:style-name="P1"><text:span text:style-name="T1">GH</text:span><text:span text:style-name="T2">IJKL</text:span></text:p>
          </draw:text-box>
        </draw:frame>
        <draw:frame draw:style-name="gr1" draw:text-style-name="P2" draw:layer="layout" svg:width="5.5cm" svg:height="1.178cm" svg:x="2.5cm" svg:y="9.092cm">
          <draw:text-box>
            <text:p text:style-name="P1"><text:span text:style-name="T1">GH0000</text:span></text:p>
          </draw:text-box>
        </draw:frame>
        <draw:frame draw:style-name="gr2" draw:text-style-name="P4" draw:layer="layout" svg:width="4.677cm" svg:height="1.178cm" svg:x="14.224cm" svg:y="6.892cm">
          <draw:text-box>
            <text:p text:style-name="P3"><text:span text:style-name="T2">0000IJKL</text:span></text:p>
          </draw:text-box>
        </draw:frame>
        <draw:frame draw:style-name="gr3" draw:text-style-name="P6" draw:layer="layout" svg:width="7cm" svg:height="1.361cm" svg:x="13.5cm" svg:y="3.5cm">
          <draw:text-box>
            <text:p text:style-name="P5"><text:span text:style-name="T3">Moving the bits 4 positions to the right</text:span></text:p>
          </draw:text-box>
        </draw:frame>
        <draw:frame draw:style-name="gr2" draw:text-style-name="P8" draw:layer="layout" svg:width="4.677cm" svg:height="1.178cm" svg:x="14.225cm" svg:y="4.892cm">
          <draw:text-box>
            <text:p text:style-name="P7"><text:span text:style-name="T4">»</text:span><text:span text:style-name="T5"> 4</text:span></text:p>
          </draw:text-box>
        </draw:frame>
        <draw:frame draw:style-name="gr2" draw:text-style-name="P8" draw:layer="layout" svg:width="4.677cm" svg:height="1.178cm" svg:x="2.726cm" svg:y="7.692cm">
          <draw:text-box>
            <text:p text:style-name="P7"><text:span text:style-name="T4">«</text:span><text:span text:style-name="T5"> 4</text:span></text:p>
          </draw:text-box>
        </draw:frame>
        <draw:frame draw:style-name="gr4" draw:text-style-name="P6" draw:layer="layout" svg:width="7cm" svg:height="1.5cm" svg:x="2cm" svg:y="6.3cm">
          <draw:text-box>
            <text:p text:style-name="P5"><text:span text:style-name="T3">Moving the bits 4 positions to the lef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5T21:41:49.190149228</meta:creation-date>
    <dc:date>2024-06-25T21:52:52.394890416</dc:date>
    <meta:editing-duration>PT11M2S</meta:editing-duration>
    <meta:editing-cycles>6</meta:editing-cycles>
    <meta:generator>LibreOffice/7.3.7.2$Linux_X86_64 LibreOffice_project/30$Build-2</meta:generator>
    <meta:document-statistic meta:object-count="32"/>
  </office:meta>
</office:document-meta>
</file>